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C3198792C024D27B.png" manifest:media-type="image/png"/>
  <manifest:file-entry manifest:full-path="Pictures/10000201000004B0000004DA4D4ADC0264E7BC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83cm, 2.536cm, 0.82cm, 7.376cm)" draw:image-opacity="100%" style:mirror="none"/>
    </style:style>
    <style:style style:name="pr1" style:family="presentation" style:parent-style-name="Alizarin0-title">
      <style:graphic-properties draw:textarea-vertical-align="middle" fo:min-height="2.25cm"/>
      <style:paragraph-properties style:writing-mode="lr-tb"/>
    </style:style>
    <style:style style:name="pr2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<text:span text:style-name="T1">Web Scraping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2" draw:text-style-name="P2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2cm" svg:x="1cm" svg:y="0.75cm" presentation:class="title" presentation:user-transformed="true">
          <draw:text-box>
            <text:p>Topics</text:p>
          </draw:text-box>
        </draw:frame>
        <draw:frame presentation:style-name="pr4" draw:text-style-name="P3" draw:layer="layout" svg:width="25.5cm" svg:height="9.75cm" svg:x="1cm" svg:y="3.75cm" presentation:class="outline">
          <draw:text-box>
            <text:list text:style-name="L2">
              <text:list-item>
                <text:p text:style-name="P3"><text:s text:c="7"/>1.Web Scraping</text:p>
              </text:list-item>
              <text:list-item>
                <text:p text:style-name="P3"><text:s text:c="7"/>2.Why Scraping</text:p>
              </text:list-item>
              <text:list-item>
                <text:p text:style-name="P3"><text:s text:c="7"/>3.DOM -Document Object Model <text:s text:c="5"/></text:p>
              </text:list-item>
              <text:list-item>
                <text:p text:style-name="P3"><text:s text:c="7"/>4.Scraping Environment</text:p>
              </text:list-item>
              <text:list-item>
                <text:p text:style-name="P3"><text:s text:c="7"/><text:tab/>Requests</text:p>
              </text:list-item>
              <text:list-item>
                <text:p text:style-name="P3"><text:s text:c="7"/><text:tab/>Bs4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2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Document Object Model</text:p>
          </draw:text-box>
        </draw:frame>
        <draw:frame draw:style-name="gr2" draw:text-style-name="P4" draw:layer="layout" svg:width="9.42cm" svg:height="9.75cm" svg:x="9.04cm" svg:y="3.75cm" presentation:class="graphic">
          <draw:image xlink:href="Pictures/10000201000004B0000004DA4D4ADC0264E7BC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Parser</text:p>
          </draw:text-box>
        </draw:frame>
        <draw:frame draw:style-name="gr3" draw:text-style-name="P4" draw:layer="layout" svg:width="21.589cm" svg:height="10.795cm" svg:x="2.406cm" svg:y="3.175cm">
          <draw:image xlink:href="Pictures/100002010000055600000300C3198792C024D2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4:32:09.141386049</meta:creation-date>
    <meta:editing-duration>PT14M4S</meta:editing-duration>
    <meta:editing-cycles>7</meta:editing-cycles>
    <meta:generator>LibreOffice/7.0.5.2$Linux_X86_64 LibreOffice_project/00$Build-2</meta:generator>
    <dc:title>Alizarin</dc:title>
    <dc:date>2021-05-18T14:56:26.203096518</dc:date>
    <meta:document-statistic meta:object-count="53"/>
  </office:meta>
</office:document-meta>
</file>